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OpenSymbol1" svg:font-family="OpenSymbol, 'Arial Unicode MS'"/>
    <style:font-face style:name="Tahoma2" svg:font-family="Tahoma"/>
    <style:font-face style:name="F" svg:font-family="" style:font-family-generic="roman"/>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Table_20_Contents" style:list-style-name="L1"/>
    <style:style style:name="P12" style:family="paragraph" style:parent-style-name="Standard" style:list-style-name="WW8Num1"/>
    <style:style style:name="P13" style:family="paragraph" style:parent-style-name="Standard" style:list-style-name="L1"/>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4"><text:span text:style-name="T10">do text</text:span></text:p><text:p text:style-name="P14"><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4"><text:span text:style-name="T10">do text if not len(self.getApplicants()) &gt; 1</text:span></text:p><text:p text:style-name="P14"><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4"><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4"><text:span text:style-name="T10">do text</text:span></text:p><text:p text:style-name="P14"><text:span text:style-name="T10">from document(at=reference, format='odt')</text:span></text:p></office:annotation></text:span>Import depuis reference.odt</text:p>
      <text:p text:style-name="Standard"/>
      <text:p text:style-name="P5"><office:annotation><dc:creator>Gauthier Bastien</dc:creator><dc:date>2011-02-16T16:12:24</dc:date><text:p text:style-name="P14"><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4"><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4"><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4"><text:span text:style-name="T11">do text if len(self.getApplicants()) &gt; 1</text:span></text:p></office:annotation><text:span text:style-name="T3"><office:annotation><dc:creator>Gauthier Bastien</dc:creator><dc:date>2011-02-17T09:18:17</dc:date><text:p text:style-name="P14"><text:span text:style-name="T10">do text if </text:span><text:span text:style-name="T11">len(self.getApplicants()) &gt; 1</text:span></text:p></office:annotation></text:span><text:span text:style-name="T3">&lt;%Titre%&gt;</text:span>,</text:p>
      <text:p text:style-name="P10"/>
      <text:p text:style-name="P10">Nous <text:s/>avons l'honneur de vous informer qu'à dater de ce jour, le dossier déposé le <text:text-input text:description="Date du récépissé">self.getDepositDate()</text:text-input> (date de récépissé) est considéré <text:span text:style-name="T5">complet.</text:span></text:p>
      <text:p text:style-name="P10"/>
      <text:p text:style-name="P10">Par conséquent, en conformité avec l'article 116 § 1<text:span text:style-name="T9">er</text:span> du CWATUPE modifié par le décret du 27/11/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line-break/><text:span text:style-name="T8"><office:annotation><dc:date>2008-08-06T00:00:00</dc:date><text:p>do text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700917058" text:style-name="WW8Num1">
        <text:list-item>
          <text:p text:style-name="P12">un ou plusieurs avis conformes à l’annexe 25;</text:p>
        </text:list-item>
        <text:list-item>
          <text:p text:style-name="P12">dans les cas visés à l’article 330,1° à 5° et 12°, ou lorsque la dérogation porte sur le gabarit d’un bâtiment, une vue axonométrique du projet et des bâtiments contigus;</text:p>
        </text:list-item>
        <text:list-item>
          <text:p text:style-name="P12">lorsque la demande a pour objet un lotissement ou des constructions groupées visées à l’article 126, un plan indiquant le parcellaire, les zones constructibles ou les implantations <text:soft-page-break/>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 (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ext:p text:style-name="Standard"><office:annotation><dc:creator>Gauthier Bastien</dc:creator><dc:date>2011-02-17T13:23:01</dc:date><text:p text:style-name="P14"><text:span text:style-name="T10">do text if len(self.getSolicitOpinionsTo()) &gt; 0</text:span></text:p></office:annotation><text:line-break/>La présente demande est soumise à la consultation des services ou commissions suivants :</text:p>
      <text:section text:style-name="Sect1" text:name="Section1">
        <text:list xml:id="list1585117089" text:style-name="L1">
          <text:list-item>
            <text:p text:style-name="P13"><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4"><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Standard"/>
      <text:p text:style-name="Standard">La présente demande implique l’ouverture de nouvelles voies de communication, la modification du tracé de voies de communication communales existantes, l’élargissement ou la suppression de celles-ci.</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 en l'absence des consultations requises et du résultat de l'enquête publique).</text:p>
      <text:p text:style-name="Standard"/>
      <text:p text:style-name="Standard">En application de l’article 117 § 2 du CWATUPE, l’envoi de la décision du Collège Communal interviendra dans un délai de <text:text-input text:description="Délai">self.getAnnoncedDelay()</text:text-input> jours à compter de la date du récépissé.</text:p>
      <text:p text:style-name="Standard"/>
      <text:p text:style-name="P10"><office:annotation><dc:creator>Gauthier Bastien</dc:creator><dc:date>2011-02-21T09:23:46</dc:date><text:p text:style-name="P14"><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4"><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4"><text:span text:style-name="T10">do text</text:span></text:p><text:p text:style-name="P14"><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OpenSymbol1" svg:font-family="OpenSymbol, 'Arial Unicode MS'"/>
    <style:font-face style:name="Tahoma2" svg:font-family="Tahoma"/>
    <style:font-face style:name="F" svg:font-family="" style:font-family-generic="roman"/>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7-27T10:37:25</meta:creation-date>
    <dc:date>2011-04-05T11:39:09</dc:date>
    <dc:language>fr-FR</dc:language>
    <meta:editing-cycles>111</meta:editing-cycles>
    <meta:editing-duration>PT50H49M26S</meta:editing-duration>
    <dc:creator>Stéphan Geulette</dc:creator>
    <meta:document-statistic meta:table-count="0" meta:image-count="0" meta:object-count="0" meta:page-count="2" meta:paragraph-count="36" meta:word-count="571" meta:character-count="3983"/>
    <meta:user-defined meta:name="Info 1"/>
    <meta:user-defined meta:name="Info 2"/>
    <meta:user-defined meta:name="Info 3"/>
    <meta:user-defined meta:name="Info 4"/>
  </office:meta>
</office:document-meta>
</file>